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-width="0.276cm" draw:fill="solid" draw:fill-color="#62a0d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62a0d6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276cm" draw:marker-end-width="0.276cm" draw:fill="solid" draw:fill-color="#f36221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276cm" draw:marker-end-width="0.276cm" draw:fill="solid" draw:fill-color="#f36221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097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a1b119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="Arrowheads_20_1" draw:marker-start-width="0.376cm" draw:marker-end="Arrowheads_20_1" draw:marker-end-width="0.3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0" style:family="graphic" style:parent-style-name="standard">
      <style:graphic-properties draw:stroke="none" svg:stroke-color="#000000" draw:fill="none" draw:fill-color="#ffffff" fo:min-height="0.556cm"/>
    </style:style>
    <style:style style:name="gr1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solid" draw:fill-color="#62a0d6"/>
      <style:paragraph-properties fo:text-align="center"/>
    </style:style>
    <style:style style:name="P2" style:family="paragraph">
      <loext:graphic-properties draw:fill="solid" draw:fill-color="#f36221"/>
      <style:paragraph-properties fo:text-align="center"/>
    </style:style>
    <style:style style:name="P3" style:family="paragraph">
      <style:text-properties style:font-name="CMU Bright"/>
    </style:style>
    <style:style style:name="P4" style:family="paragraph">
      <loext:graphic-properties draw:fill="none" draw:fill-color="#ffffff"/>
      <style:text-properties style:font-name="CMU Bright" fo:font-size="24pt" fo:font-weight="normal" style:font-size-asian="24pt" style:font-weight-asian="normal" style:font-size-complex="24pt" style:font-weight-complex="normal"/>
    </style:style>
    <style:style style:name="P5" style:family="paragraph">
      <loext:graphic-properties draw:fill="solid" draw:fill-color="#a1b119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CMU Bright"/>
    </style:style>
    <style:style style:name="P8" style:family="paragraph">
      <loext:graphic-properties draw:fill="none" draw:fill-color="#ffffff"/>
      <style:paragraph-properties fo:text-align="center"/>
      <style:text-properties style:font-name="CMU Brigh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CMU Bright" fo:font-size="24pt" fo:font-weight="normal" style:font-size-asian="24pt" style:font-weight-asian="normal" style:font-size-complex="24pt" style:font-weight-complex="normal"/>
    </style:style>
    <style:style style:name="T2" style:family="text">
      <style:text-properties style:font-name="CMU Brigh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74cm" svg:height="2.286cm" svg:x="1.714cm" svg:y="7.624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1.523cm" svg:height="2.285cm" svg:x="6.858cm" svg:y="7.624cm" svg:viewBox="0 0 1524 2286" draw:points="0,0 1524,0 1524,609 762,609 762,1676 1524,1676 1524,2286 0,2286">
          <text:p/>
        </draw:polygon>
        <draw:polygon draw:style-name="gr3" draw:text-style-name="P2" draw:layer="layout" svg:width="1.523cm" svg:height="2.285cm" svg:x="17.277cm" svg:y="7.566cm" svg:viewBox="0 0 1524 2286" draw:points="0,0 1524,0 1524,2286 0,2286 0,1676 762,1676 762,609 0,609">
          <text:p/>
        </draw:polygon>
        <draw:custom-shape draw:style-name="gr4" draw:text-style-name="P2" draw:layer="layout" svg:width="5.206cm" svg:height="2.286cm" svg:x="18.787cm" svg:y="7.56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8cm" svg:height="1.233cm" svg:x="2.381cm" svg:y="8.162cm">
          <draw:text-box>
            <text:p text:style-name="P3"><text:span text:style-name="T1">Sol</text:span><text:span text:style-name="T1">ver </text:span><text:span text:style-name="T1">A</text:span></text:p>
          </draw:text-box>
        </draw:frame>
        <draw:frame draw:style-name="gr6" draw:text-style-name="P4" draw:layer="layout" svg:width="3.597cm" svg:height="1.233cm" svg:x="19.639cm" svg:y="8.09cm">
          <draw:text-box>
            <text:p text:style-name="P3"><text:span text:style-name="T1">Sol</text:span><text:span text:style-name="T1">ver </text:span><text:span text:style-name="T1">B</text:span></text:p>
          </draw:text-box>
        </draw:frame>
        <draw:polygon draw:style-name="gr7" draw:text-style-name="P5" draw:layer="layout" svg:width="1.523cm" svg:height="2.285cm" svg:x="7.82cm" svg:y="7.62cm" svg:viewBox="0 0 1524 2286" draw:points="762,0 762,609 0,609 0,1676 762,1676 762,2133 762,2286 1524,2286 1524,0 1371,0">
          <text:p/>
        </draw:polygon>
        <draw:polygon draw:style-name="gr7" draw:text-style-name="P5" draw:layer="layout" svg:width="1.523cm" svg:height="2.285cm" svg:x="16.315cm" svg:y="7.562cm" svg:viewBox="0 0 1524 2286" draw:points="762,0 762,609 1524,609 1524,1676 762,1676 762,2133 762,2286 0,2286 0,0 153,0">
          <text:p/>
        </draw:polygon>
        <draw:line draw:style-name="gr8" draw:text-style-name="P6" draw:layer="layout" svg:x1="11.058cm" svg:y1="8.62cm" svg:x2="14.563cm" svg:y2="8.62cm">
          <text:p/>
        </draw:line>
        <draw:frame draw:style-name="gr9" draw:text-style-name="P8" draw:layer="layout" svg:width="5.438cm" svg:height="2.474cm" svg:x="10.04cm" svg:y="5.688cm">
          <draw:text-box>
            <text:p text:style-name="P7"><text:span text:style-name="T2">Communic</text:span><text:span text:style-name="T2">ation</text:span></text:p>
            <text:p text:style-name="P7"><text:span text:style-name="T2">Data </text:span><text:span text:style-name="T2">Mapping</text:span></text:p>
            <text:p text:style-name="P7"><text:span text:style-name="T2">Coupling </text:span><text:span text:style-name="T2">Schemes</text:span></text:p>
          </draw:text-box>
        </draw:frame>
        <draw:frame draw:style-name="gr10" draw:text-style-name="P9" draw:layer="layout" svg:width="3.506cm" svg:height="0.806cm" svg:x="5.572cm" svg:y="5.995cm">
          <draw:text-box>
            <text:p><text:span text:style-name="T3">libprecice</text:span></text:p>
          </draw:text-box>
        </draw:frame>
        <draw:line draw:style-name="gr11" draw:text-style-name="P10" draw:layer="layout" svg:x1="8.924cm" svg:y1="7.367cm" svg:x2="8.162cm" svg:y2="6.757cm">
          <text:p/>
        </draw:line>
        <draw:frame draw:style-name="gr10" draw:text-style-name="P9" draw:layer="layout" svg:width="3.506cm" svg:height="0.806cm" svg:x="18.373cm" svg:y="5.832cm">
          <draw:text-box>
            <text:p><text:span text:style-name="T3">adapter</text:span></text:p>
          </draw:text-box>
        </draw:frame>
        <draw:line draw:style-name="gr11" draw:text-style-name="P10" draw:layer="layout" svg:x1="17.764cm" svg:y1="7.248cm" svg:x2="18.221cm" svg:y2="6.6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7:05:04.865594995</meta:creation-date>
    <dc:date>2018-02-04T16:40:07.128746975</dc:date>
    <meta:editing-duration>PT14H43M19S</meta:editing-duration>
    <meta:editing-cycles>8</meta:editing-cycles>
    <meta:generator>LibreOffice/5.1.6.2$Linux_X86_64 LibreOffice_project/10m0$Build-2</meta:generator>
    <meta:document-statistic meta:object-count="14"/>
  </office:meta>
</office:document-meta>
</file>